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1.217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0.489cm"/>
    </style:style>
    <style:style style:name="Table1.H" style:family="table-column">
      <style:table-column-properties style:column-width="2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P1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2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4" style:family="paragraph" style:parent-style-name="Header">
      <style:paragraph-properties fo:text-align="center" style:justify-single-word="false"/>
      <style:text-properties fo:font-size="18pt" fo:font-weight="bold" officeooo:rsid="0155c8a7" officeooo:paragraph-rsid="004bb003" style:font-size-asian="18pt" style:font-weight-asian="bold" style:font-size-complex="18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4pt" fo:font-weight="bold" officeooo:rsid="00394478" officeooo:paragraph-rsid="004bb003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6pt" fo:font-weight="bold" officeooo:rsid="0155c8a7" officeooo:paragraph-rsid="003c639f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4d5f50" style:font-size-asian="8pt" style:font-weight-asian="normal" style:font-size-complex="8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00c31f1" officeooo:paragraph-rsid="000c31f1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4" style:family="paragraph" style:parent-style-name="Table_20_Contents">
      <style:text-properties fo:font-size="8pt" officeooo:rsid="0009f08c" officeooo:paragraph-rsid="004e89fc" style:font-size-asian="8pt" style:font-size-complex="8pt"/>
    </style:style>
    <style:style style:name="P15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6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7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rsid="000f20ae" officeooo:paragraph-rsid="00491add" style:font-size-asian="10pt" style:font-size-complex="10pt"/>
    </style:style>
    <style:style style:name="P20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1" style:family="paragraph" style:parent-style-name="Table_20_Contents">
      <style:text-properties fo:font-size="10pt" officeooo:paragraph-rsid="00199f2f" style:font-size-asian="10pt" style:font-size-complex="10pt"/>
    </style:style>
    <style:style style:name="P22" style:family="paragraph" style:parent-style-name="Table_20_Contents">
      <style:text-properties fo:font-size="10pt" officeooo:rsid="001c992d" officeooo:paragraph-rsid="001c992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0bfa5f" officeooo:paragraph-rsid="000bfa5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0f20ae" officeooo:paragraph-rsid="00309c1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bold" officeooo:rsid="000f20ae" officeooo:paragraph-rsid="00325857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29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rsid="0155c8a7" officeooo:paragraph-rsid="0054f68f" style:font-size-asian="6pt" style:font-weight-asian="bold" style:font-size-complex="6pt" style:font-weight-complex="bold"/>
    </style:style>
    <style:style style:name="P30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rsid="00394478" officeooo:paragraph-rsid="0054f68f" style:font-size-asian="6pt" style:font-weight-asian="bold" style:font-size-complex="6pt" style:font-weight-complex="bold"/>
    </style:style>
    <style:style style:name="P31" style:family="paragraph" style:parent-style-name="Header">
      <style:paragraph-properties fo:text-align="center" style:justify-single-word="false"/>
      <style:text-properties fo:font-size="14pt" fo:font-weight="bold" officeooo:rsid="0155c8a7" officeooo:paragraph-rsid="004bb003" style:font-size-asian="14pt" style:font-weight-asian="bold" style:font-size-complex="14pt" style:font-weight-complex="bold"/>
    </style:style>
    <style:style style:name="P32" style:family="paragraph" style:parent-style-name="Header">
      <style:paragraph-properties fo:text-align="center" style:justify-single-word="false"/>
      <style:text-properties fo:font-size="8pt" fo:font-weight="bold" officeooo:paragraph-rsid="004bb003" style:font-size-asian="8pt" style:font-weight-asian="bold" style:font-size-complex="8pt" style:font-weight-complex="bold"/>
    </style:style>
    <style:style style:name="P33" style:family="paragraph" style:parent-style-name="Header">
      <style:paragraph-properties fo:text-align="center" style:justify-single-word="false"/>
      <style:text-properties fo:font-size="12pt" fo:font-weight="bold" officeooo:rsid="00394478" officeooo:paragraph-rsid="004bb003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officeooo:rsid="000fe5d8" officeooo:paragraph-rsid="000fe5d8"/>
    </style:style>
    <style:style style:name="T1" style:family="text">
      <style:text-properties officeooo:rsid="0155c8a7"/>
    </style:style>
    <style:style style:name="T2" style:family="text">
      <style:text-properties officeooo:rsid="0071a09b"/>
    </style:style>
    <style:style style:name="T3" style:family="text">
      <style:text-properties officeooo:rsid="000c31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6c22"/>
    </style:style>
    <style:style style:name="T6" style:family="text">
      <style:text-properties officeooo:rsid="0039a6bc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13">VAT TIN: <text:s/><text:text-input text:description="&lt;o.company_id.partner_id.vat_tin_no&gt;">Vat Tin</text:text-input></text:p>
            <text:p text:style-name="P13">CST No.: <text:text-input text:description="&lt;o.company_id.partner_id.cst_tin_no&gt;">CST Tin</text:text-input></text:p>
            <text:p text:style-name="P13">Excise Regn No: <text:text-input text:description="&lt;o.company_id.partner_id.ssi_no&gt;">SSI NO</text:text-input></text:p>
          </table:table-cell>
          <table:covered-table-cell/>
          <table:table-cell table:style-name="Table1.C1" table:number-rows-spanned="2" table:number-columns-spanned="6" office:value-type="string">
            <text:p text:style-name="P14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2" office:value-type="string">
            <text:p text:style-name="P27"><text:span text:style-name="T6">Buyer Name</text:span>:</text:p>
            <text:p text:style-name="P28"><text:text-input text:description="&lt;o.partner_id.name&gt;">Customer Name</text:text-input></text:p>
            <text:p text:style-name="P1"/>
            <text:p text:style-name="P2"><text:text-input text:description="&lt;o.partner_id.street&gt;">Street</text:text-input> <text:text-input text:description="&lt;o.partner_id.street2&gt;">street2</text:text-input> </text:p>
            <text:p text:style-name="P2"><text:text-input text:description="&lt;o.partner_id.city&gt;">City</text:text-input> </text:p>
            <text:p text:style-name="P2"><text:text-input text:description="&lt;o.partner_id.state_id.name&gt;"> state</text:text-input></text:p>
            <text:p text:style-name="P2"><text:text-input text:description="&lt;o.partner_id.country_id.name&gt;">Country</text:text-input></text:p>
            <text:p text:style-name="P3"><text:text-input text:description="&lt;o.partner_id.zip&gt;">Zip</text:text-input>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5">Invoice No: </text:p>
          </table:table-cell>
          <table:covered-table-cell/>
          <table:covered-table-cell/>
          <table:table-cell table:style-name="Table1.F3" table:number-columns-spanned="3" office:value-type="string">
            <text:p text:style-name="P15">Dated: 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6"><text:text-input text:description="&lt;o.number&gt;">Invoice No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16">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5">Delivery Note:</text:p>
          </table:table-cell>
          <table:covered-table-cell/>
          <table:covered-table-cell/>
          <table:table-cell table:style-name="Table1.F3" table:number-columns-spanned="3" office:value-type="string">
            <text:p text:style-name="P15">Dated: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table-cell table:style-name="Table1.A2" table:number-columns-spanned="3" office:value-type="string">
            <text:p text:style-name="P12"><text:text-input text:description=""/><text:text-input text:description="&lt;o.incoterms_id.name&gt;">Incoterm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5">Supplier Ref,/order No</text:p>
          </table:table-cell>
          <table:covered-table-cell/>
          <table:covered-table-cell/>
          <table:table-cell table:style-name="Table1.F3" table:number-columns-spanned="3" office:value-type="string">
            <text:p text:style-name="P15">Dispatch Document No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table-cell table:style-name="Table1.A2" table:number-columns-spanned="3" office:value-type="string">
            <text:p text:style-name="P12"/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Dispatched Through</text:p>
          </table:table-cell>
          <table:covered-table-cell/>
          <table:covered-table-cell/>
          <table:table-cell table:style-name="Table1.F3" table:number-columns-spanned="3" office:value-type="string">
            <text:p text:style-name="P17">Destination: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2"/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Date &amp; Time of issue Invoice</text:p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Date &amp; time Removal of Goods </text:p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table:number-columns-spanned="3" office:value-type="string">
            <text:p text:style-name="P17">Mode of Payment:</text:p>
          </table:table-cell>
          <table:covered-table-cell/>
          <table:covered-table-cell/>
          <table:table-cell table:style-name="Table1.F3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3">SR N<text:span text:style-name="T3">o.</text:span></text:p>
          </table:table-cell>
          <table:table-cell table:style-name="Table1.A2" office:value-type="string">
            <text:p text:style-name="P23">GOODS Description</text:p>
          </table:table-cell>
          <table:table-cell table:style-name="Table1.A2" office:value-type="string">
            <text:p text:style-name="P10">QTY</text:p>
          </table:table-cell>
          <table:table-cell table:style-name="Table1.A2" table:number-columns-spanned="2" office:value-type="string">
            <text:p text:style-name="P10">Rate</text:p>
          </table:table-cell>
          <table:covered-table-cell/>
          <table:table-cell table:style-name="Table1.A2" office:value-type="string">
            <text:p text:style-name="P10">Perc.</text:p>
          </table:table-cell>
          <table:table-cell table:style-name="Table1.F3" table:number-columns-spanned="2" office:value-type="string">
            <text:p text:style-name="P10">Amount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18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8"><text:text-input text:description="&lt;line['sr_no']&gt;">srno</text:text-input></text:p>
          </table:table-cell>
          <table:table-cell table:style-name="Table1.A1" office:value-type="string">
            <text:p text:style-name="P18"><text:text-input text:description="&lt;line['product']&gt;">Product</text:text-input></text:p>
          </table:table-cell>
          <table:table-cell table:style-name="Table1.A2" office:value-type="string">
            <text:p text:style-name="P18"><text:text-input text:description="&lt;line['qty']&gt;">qty</text:text-input></text:p>
          </table:table-cell>
          <table:table-cell table:style-name="Table1.A2" table:number-columns-spanned="2" office:value-type="string">
            <text:p text:style-name="P18"><text:text-input text:description="&lt;line['price']&gt;">Price</text:text-input></text:p>
          </table:table-cell>
          <table:covered-table-cell/>
          <table:table-cell table:style-name="Table1.A2" office:value-type="string">
            <text:p text:style-name="P18"><text:text-input text:description="&lt;line['uom']&gt;">uom</text:text-input></text:p>
          </table:table-cell>
          <table:table-cell table:style-name="Table1.F3" table:number-columns-spanned="2" office:value-type="string">
            <text:p text:style-name="P18"><text:text-input text:description="&lt;line['subtotal']&gt;">Subtotal</text:text-input>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18"><text:text-input text:description="&lt;if test=&quot;not(o.fiscal_position_id.price_include)&quot;&gt;">If 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18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8"><text:text-input text:description="&lt;line['tax_name']&gt;">Tax Name</text:text-input></text:p>
          </table:table-cell>
          <table:covered-table-cell/>
          <table:covered-table-cell/>
          <table:table-cell table:style-name="Table1.A2" table:number-columns-spanned="2" office:value-type="string">
            <text:p text:style-name="P18"><text:text-input text:description="&lt;line['tax_rate']&gt;">Tax Rate</text:text-input></text:p>
          </table:table-cell>
          <table:covered-table-cell/>
          <table:table-cell table:style-name="Table1.A2" office:value-type="string">
            <text:p text:style-name="P18"><text:text-input text:description="&lt;line['perc']&gt;">perc</text:text-input></text:p>
          </table:table-cell>
          <table:table-cell table:style-name="Table1.F3" table:number-columns-spanned="2" office:value-type="string">
            <text:p text:style-name="P22"><text:text-input text:description="&lt;line['tax_amount']&gt;">Tax Amount</text:text-input>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1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19">Amount Chargable (In words):<text:text-input text:description="&lt;if test=&quot;not(o.fiscal_position_id.price_include)&quot;&gt;">If tax</text:text-input> <text:text-input text:description="&lt;currency_to_text(o.amount_untaxed,o.currency_id.name,'en_US')&gt;">Currency To Text</text:text-input> <text:text-input text:description="&lt;/if&gt;">End if</text:text-input> <text:text-input text:description="&lt;if test=&quot;o.fiscal_position_id.price_include&quot;&gt;">If tax</text:text-input> <text:text-input text:description="&lt;currency_to_text(o.amount_total,o.currency_id.name,'en_US')&gt;">Currency To Text</text:text-input> 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5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5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4">Descriptions Of Goods</text:p>
          </table:table-cell>
          <table:covered-table-cell/>
          <table:table-cell table:style-name="Table1.A2" table:number-columns-spanned="2" office:value-type="string">
            <text:p text:style-name="P11">Assessable Value</text:p>
          </table:table-cell>
          <table:covered-table-cell/>
          <table:table-cell table:style-name="Table1.A2" table:number-columns-spanned="3" office:value-type="string">
            <text:p text:style-name="P11"><text:s/>Rate of BED</text:p>
          </table:table-cell>
          <table:covered-table-cell/>
          <table:covered-table-cell/>
          <table:table-cell table:style-name="Table1.F3" office:value-type="string">
            <text:p text:style-name="P11">BED Amount</text:p>
          </table:table-cell>
        </table:table-row>
        <table:table-row>
          <table:table-cell table:style-name="Table1.F3" table:number-columns-spanned="8" office:value-type="string">
            <text:p text:style-name="P26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8"><text:text-input text:description="&lt;line['product']&gt;">Product</text:text-input> <text:span text:style-name="T5">( MRP: </text:span><text:span text:style-name="T5"><text:text-input text:description="&lt;line['mrp']&gt;">MRP</text:text-input></text:span><text:span text:style-name="T5"> , Abatement: </text:span><text:span text:style-name="T5"><text:text-input text:description="&lt;line['perc']&gt;">perc</text:text-input></text:span><text:span text:style-name="T5"> %)</text:span></text:p>
          </table:table-cell>
          <table:covered-table-cell/>
          <table:table-cell table:style-name="Table1.A2" table:number-columns-spanned="2" office:value-type="string">
            <text:p text:style-name="P9"><text:text-input text:description="&lt;line['net_mrp']&gt;">Net MRP</text:text-input></text:p>
          </table:table-cell>
          <table:covered-table-cell/>
          <table:table-cell table:style-name="Table1.A2" table:number-columns-spanned="3" office:value-type="string">
            <text:p text:style-name="P9"><text:text-input text:description="&lt;line['tax_rate']&gt;">Tax Rate</text:text-input></text:p>
          </table:table-cell>
          <table:covered-table-cell/>
          <table:covered-table-cell/>
          <table:table-cell table:style-name="Table1.F3" office:value-type="string">
            <text:p text:style-name="P9"><text:text-input text:description="&lt;line['tax_amount']&gt;">Tax amount</text:text-input></text:p>
          </table:table-cell>
        </table:table-row>
        <table:table-row>
          <table:table-cell table:style-name="Table1.F3" table:number-columns-spanned="8" office:value-type="string">
            <text:p text:style-name="P18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0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0"><text:text-input text:description="&lt;get_note(o,1)&gt;">Get Note1</text:text-input> <text:s text:c="82"/><text:span text:style-name="T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34"><text:span text:style-name="T7">Autherised Signature:</text:span></text:p>
            <text:p text:style-name="P34">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rsid="0155c8a7" officeooo:paragraph-rsid="0054f68f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155c8a7" officeooo:paragraph-rsid="004bb003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8pt" fo:font-weight="bold" officeooo:rsid="0155c8a7" officeooo:paragraph-rsid="004bb003" style:font-size-asian="18pt" style:font-weight-asian="bold" style:font-size-complex="18pt" style:font-weight-complex="bold"/>
    </style:style>
    <style:style style:name="MP4" style:family="paragraph" style:parent-style-name="Frame_20_contents">
      <style:paragraph-properties fo:text-align="start" style:justify-single-word="false"/>
    </style:style>
    <style:style style:name="MP5" style:family="paragraph" style:parent-style-name="Header">
      <style:paragraph-properties fo:text-align="center" style:justify-single-word="false"/>
      <style:text-properties fo:font-size="8pt" fo:font-weight="bold" officeooo:paragraph-rsid="004bb003" style:font-size-asian="8pt" style:font-weight-asian="bold" style:font-size-complex="8pt" style:font-weight-complex="bold"/>
    </style:style>
    <style:style style:name="MP6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4d5f50" style:font-size-asian="8pt" style:font-weight-asian="norm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394478" officeooo:paragraph-rsid="004bb003" style:font-size-asian="12pt" style:font-weight-asian="bold" style:font-size-complex="12pt" style:font-weight-complex="bold"/>
    </style:style>
    <style:style style:name="MP8" style:family="paragraph" style:parent-style-name="Standard" style:master-page-name="Standard">
      <style:paragraph-properties fo:margin-top="0cm" fo:margin-bottom="0cm" style:contextual-spacing="false" style:line-height-at-least="0.019cm" fo:text-align="center" style:justify-single-word="false" style:page-number="auto"/>
      <style:text-properties fo:font-size="6pt" fo:font-weight="bold" officeooo:rsid="00394478" officeooo:paragraph-rsid="0054f68f" style:font-size-asian="6pt" style:font-weight-asian="bold" style:font-size-complex="6pt" style:font-weight-complex="bold"/>
    </style:style>
    <style:style style:name="MP9" style:family="paragraph" style:parent-style-name="Header">
      <style:paragraph-properties fo:text-align="center" style:justify-single-word="false"/>
      <style:text-properties fo:font-size="14pt" fo:font-weight="bold" officeooo:rsid="00394478" officeooo:paragraph-rsid="004bb003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/>
      <style:text-properties fo:font-size="16pt" fo:font-weight="bold" officeooo:rsid="0155c8a7" officeooo:paragraph-rsid="003c639f" style:font-size-asian="16pt" style:font-weight-asian="bold" style:font-size-complex="16pt" style:font-weight-complex="bold"/>
    </style:style>
    <style:style style:name="MT1" style:family="text">
      <style:text-properties officeooo:rsid="0155c8a7"/>
    </style:style>
    <style:style style:name="MT2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3cm" fo:margin-bottom="0.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99cm" fo:margin-left="0cm" fo:margin-right="0cm" fo:margin-bottom="0.1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text:text-input text:description="&lt;company_name(o)&gt;">Company Name</text:text-input></text:p>
              <text:p text:style-name="MP3"><draw:frame draw:style-name="Mfr1" draw:name="image: asimage(user.company_id.logo_web)" text:anchor-type="paragraph" svg:x="-2.508cm" draw:z-index="1"><draw:text-box fo:min-height="0.48cm" fo:min-width="2.641cm"><text:p text:style-name="MP4"/></draw:text-box></draw:frame></text:p>
              <text:p text:style-name="MP5"><text:span text:style-name="MT1"><text:text-input text:description="&lt;company_address(o)&gt;">Address</text:text-input></text:span><text:span text:style-name="MT1"> </text:span></text:p>
              <text:p text:style-name="MP6"><text:span text:style-name="MT2">Email: </text:span><text:text-input text:description="&lt;o.company_id.email&gt;">Email</text:text-input> <text:span text:style-name="MT2">Phone No: </text:span><text:span text:style-name="MT2"><text:text-input text:description="&lt;o.company_id.phone&gt;">Phone</text:text-input></text:span></text:p>
              <text:p text:style-name="MP7">Credit Note</text:p>
              <text:p text:style-name="MP8"><text:text-input text:description="&lt;/if&gt;">end If</text:text-input></text:p>
              <text:p text:style-name="MP9"/>
            </table:table-cell>
          </table:table-row>
        </table:table>
        <text:p text:style-name="MP10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3-22T11:54:58.938538776</dc:date>
    <meta:editing-duration>PT6H22M33S</meta:editing-duration>
    <meta:editing-cycles>67</meta:editing-cycles>
    <meta:generator>LibreOffice/4.2.8.2$Linux_X86_64 LibreOffice_project/420m0$Build-2</meta:generator>
    <meta:document-statistic meta:table-count="3" meta:image-count="0" meta:object-count="0" meta:page-count="2" meta:paragraph-count="69" meta:word-count="278" meta:character-count="1070" meta:non-whitespace-character-count="879"/>
  </office:meta>
</office:document-meta>
</file>